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o stretchy="false">{</mo>
        <mrow>
          <mi>f</mi>
          <mi>,</mi>
          <mi>g</mi>
          <mi>h</mi>
        </mrow>
        <mo stretchy="false">}</mo>
      </mrow>
      <mrow>
        <mi/>
        <mo stretchy="false">=</mo>
        <mi/>
      </mrow>
      <mi>g</mi>
      <mrow>
        <mo stretchy="false">{</mo>
        <mrow>
          <mi>f</mi>
          <mi>,</mi>
          <mi>h</mi>
        </mrow>
        <mo stretchy="false">}</mo>
      </mrow>
      <mrow>
        <mi/>
        <mo stretchy="false">+</mo>
        <mi/>
      </mrow>
      <mrow>
        <mo stretchy="false">{</mo>
        <mrow>
          <mi>f</mi>
          <mi>,</mi>
          <mi>g</mi>
        </mrow>
        <mo stretchy="false">}</mo>
      </mrow>
      <mi>h</mi>
    </mrow>
    <annotation encoding="StarMath 5.0">lbrace f, g h rbrace `=` g lbrace f , h rbrace  `+` lbrace f , g rbrace h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7:25:32.292000000</meta:creation-date>
    <meta:generator>LibreOffice/4.1.4.2$Windows_x86 LibreOffice_project/0a0440ccc0227ad9829de5f46be37cfb6edcf72</meta:generator>
  </office:meta>
</office:document-meta>
</file>